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555in"/>
    </style:style>
    <style:style style:name="co2" style:family="table-column">
      <style:table-column-properties fo:break-before="auto" style:column-width="1.0693in"/>
    </style:style>
    <style:style style:name="co3" style:family="table-column">
      <style:table-column-properties fo:break-before="auto" style:column-width="0.872in"/>
    </style:style>
    <style:style style:name="co4" style:family="table-column">
      <style:table-column-properties fo:break-before="auto" style:column-width="0.7075in"/>
    </style:style>
    <style:style style:name="co5" style:family="table-column">
      <style:table-column-properties fo:break-before="auto" style:column-width="0.107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193in"/>
    </style:style>
    <style:style style:name="ro1" style:family="table-row">
      <style:table-row-properties style:row-height="0.611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2602in" fo:break-before="auto" style:use-optimal-row-height="false"/>
    </style:style>
    <style:style style:name="ro4" style:family="table-row">
      <style:table-row-properties style:row-height="0.1665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2398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padding="0.028in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Microsoft YaHei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Microsoft YaHei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80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Microsoft YaHei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80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Microsoft YaHei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80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Microsoft YaHei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8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80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Microsoft YaHei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8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8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8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Microsoft YaHei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123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ext-properties style:font-name="Times New Roman" fo:font-size="11pt" fo:font-weight="normal" style:font-name-asian="Microsoft YaHei" style:font-weight-asian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8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14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8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5f_BuiltIn_5f_Comma" style:data-style-name="N16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Microsoft YaHei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Excel_5f_BuiltIn_5f_Comma" style:data-style-name="N16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Excel_5f_BuiltIn_5f_Comma" style:data-style-name="N16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center"/>
      <style:text-properties fo:color="#000000" style:text-line-through-style="none" style:text-line-through-type="none" fo:font-family="Calibri" style:font-family-generic="modern" fo:font-size="11pt" fo:font-style="normal" style:text-underline-style="none" fo:font-weight="normal"/>
    </style:style>
    <style:style style:name="T1" style:family="text">
      <style:text-properties style:font-name-asian="Microsoft YaHei" style:font-size-asian="10pt" style:font-size-complex="10pt" style:font-weight-asian="normal" style:font-weight-complex="normal"/>
    </style:style>
  </office:automatic-styles>
  <office:body>
    <office:spreadsheet>
      <table:table table:name="Sheet2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1" form:control-implementation="ooo:com.sun.star.form.component.CommandButton" xml:id="control1" form:id="control1" form:label="Print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2.Macro2?language=Basic&amp;location=document" xlink:type="simple"/>
              </office:event-listeners>
            </form:button>
          </form:form>
        </office:forms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3" table:default-cell-style-name="Default"/>
        <table:table-column table:style-name="co6" table:default-cell-style-name="ce3"/>
        <table:table-column table:style-name="co3" table:default-cell-style-name="Default"/>
        <table:table-column table:style-name="co7" table:default-cell-style-name="ce3"/>
        <table:table-column table:style-name="co3" table:number-columns-repeated="1013" table:default-cell-style-name="Default"/>
        <table:table-row table:style-name="ro1">
          <table:table-cell table:style-name="ce1" office:value-type="string" calcext:value-type="string">
            <text:p><text:s/></text:p>
          </table:table-cell>
          <table:table-cell table:style-name="ce1" table:number-columns-repeated="8"/>
          <table:table-cell table:number-columns-repeated="1015"/>
        </table:table-row>
        <table:table-row table:style-name="ro2">
          <table:table-cell table:style-name="ce1" table:number-columns-repeated="7"/>
          <table:table-cell table:style-name="ce25"/>
          <table:table-cell table:style-name="ce25" table:formula="of:=TODAY()" office:value-type="date" office:date-value="2016-10-20" calcext:value-type="date">
            <text:p>20/10/2016</text:p>
          </table:table-cell>
          <table:table-cell table:number-columns-repeated="1015"/>
        </table:table-row>
        <table:table-row table:style-name="ro3">
          <table:table-cell table:style-name="ce1" table:number-columns-repeated="8"/>
          <table:table-cell table:number-columns-repeated="1016"/>
        </table:table-row>
        <table:table-row table:style-name="ro2">
          <table:table-cell table:style-name="ce1"/>
          <table:table-cell table:style-name="ce4" office:value-type="string" calcext:value-type="string" table:number-columns-spanned="6" table:number-rows-spanned="1">
            <text:p><text:span text:style-name="T1"><text:a xlink:href="python://get_company_bank(o)[0]" xlink:type="simple">company_name</text:a></text:span></text:p>
          </table:table-cell>
          <table:covered-table-cell table:number-columns-repeated="5" table:style-name="ce13"/>
          <table:table-cell table:style-name="ce24" table:number-columns-repeated="2"/>
          <table:table-cell table:number-columns-repeated="1015"/>
        </table:table-row>
        <table:table-row table:style-name="ro2">
          <table:table-cell table:style-name="ce1"/>
          <table:table-cell table:style-name="ce5" office:value-type="string" calcext:value-type="string" table:number-columns-spanned="6" table:number-rows-spanned="1">
            <text:p><text:span text:style-name="T1"><text:a xlink:href="python://bank_number()" xlink:type="simple">bank_number</text:a></text:span></text:p>
          </table:table-cell>
          <table:covered-table-cell table:number-columns-repeated="5" table:style-name="ce13"/>
          <table:table-cell table:style-name="ce24" table:number-columns-repeated="2"/>
          <table:table-cell table:number-columns-repeated="1015"/>
        </table:table-row>
        <table:table-row table:style-name="ro2">
          <table:table-cell table:style-name="ce1"/>
          <table:table-cell table:style-name="ce4" office:value-type="string" calcext:value-type="string" table:number-columns-spanned="2" table:number-rows-spanned="1">
            <text:p><text:span text:style-name="T1"><text:a xlink:href="python://get_company_bank(o)[2]" xlink:type="simple">bank_name</text:a></text:span></text:p>
          </table:table-cell>
          <table:covered-table-cell table:style-name="ce13"/>
          <table:table-cell table:style-name="ce4" office:value-type="string" calcext:value-type="string" table:number-columns-spanned="2" table:number-rows-spanned="1">
            <text:p><text:span text:style-name="T1"><text:a xlink:href="python://get_company_bank(o)[3]" xlink:type="simple">chi_nhanh</text:a></text:span></text:p>
          </table:table-cell>
          <table:covered-table-cell table:style-name="ce13"/>
          <table:table-cell/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1"/>
          <table:table-cell/>
          <table:table-cell table:style-name="ce14" office:value-type="string" calcext:value-type="string" table:number-columns-spanned="5" table:number-rows-spanned="2">
            <text:p><text:span text:style-name="T1"><text:a xlink:href="python://get_string_amount(objects)" xlink:type="simple">string_amount</text:a></text:span></text:p>
          </table:table-cell>
          <table:covered-table-cell table:number-columns-repeated="4" table:style-name="ce15"/>
          <table:table-cell table:number-columns-repeated="3"/>
          <table:table-cell>
            <draw:control table:end-cell-address="Sheet2.K7" table:end-x="0.0283in" table:end-y="0.25in" draw:z-index="0" draw:name="Button 1" draw:style-name="gr1" draw:text-style-name="P1" svg:width="0.0114in" svg:height="0.9146in" svg:x="0.0177in" svg:y="-0.6642in" draw:control="control1">
              <svg:desc>Print</svg:desc>
            </draw:control>
          </table:table-cell>
          <table:table-cell table:number-columns-repeated="1013"/>
        </table:table-row>
        <table:table-row table:style-name="ro4">
          <table:table-cell table:style-name="ce1" table:number-columns-repeated="2"/>
          <table:covered-table-cell table:number-columns-repeated="5" table:style-name="ce15"/>
          <table:table-cell table:style-name="ce26" office:value-type="string" calcext:value-type="string" table:number-columns-spanned="2" table:number-rows-spanned="1">
            <text:p><text:span text:style-name="T1"><text:a xlink:href="python://get_format_amount(objects)" xlink:type="simple">amount</text:a></text:span><text:span text:style-name="T1">  </text:span><text:span text:style-name="T1"><text:a xlink:href="python://get_journal_currency(o)" xlink:type="simple">currency</text:a></text:span><text:span text:style-name="T1">  </text:span></text:p>
          </table:table-cell>
          <table:covered-table-cell table:style-name="ce28"/>
          <table:table-cell table:number-columns-repeated="1015"/>
        </table:table-row>
        <table:table-row table:style-name="ro2">
          <table:table-cell table:style-name="ce1"/>
          <table:table-cell table:style-name="ce6" office:value-type="string" calcext:value-type="string" table:number-columns-spanned="6" table:number-rows-spanned="1">
            <text:p><text:span text:style-name="T1"><text:a xlink:href="python://get_partner_bank(o)[0]" xlink:type="simple">partner_name</text:a></text:span></text:p>
          </table:table-cell>
          <table:covered-table-cell table:number-columns-repeated="5" table:style-name="ce16"/>
          <table:table-cell table:style-name="ce1" table:number-columns-repeated="2"/>
          <table:table-cell table:number-columns-repeated="1015"/>
        </table:table-row>
        <table:table-row table:style-name="ro2">
          <table:table-cell table:style-name="ce1"/>
          <table:table-cell table:style-name="ce7" office:value-type="string" calcext:value-type="string" table:number-columns-spanned="6" table:number-rows-spanned="1">
            <text:p><text:span text:style-name="T1"><text:a xlink:href="python://partner_bank_number()" xlink:type="simple">partner_bank_number</text:a></text:span></text:p>
          </table:table-cell>
          <table:covered-table-cell table:number-columns-repeated="5" table:style-name="ce17"/>
          <table:table-cell table:style-name="ce1" table:number-columns-repeated="2"/>
          <table:table-cell table:number-columns-repeated="1015"/>
        </table:table-row>
        <table:table-row table:style-name="ro2">
          <table:table-cell table:style-name="ce1"/>
          <table:table-cell table:style-name="ce8" office:value-type="string" calcext:value-type="string" table:number-columns-spanned="2" table:number-rows-spanned="1">
            <text:p><text:span text:style-name="T1"><text:a xlink:href="python://get_partner_bank(o)[2]" xlink:type="simple">partner_bank_name</text:a></text:span></text:p>
          </table:table-cell>
          <table:covered-table-cell table:style-name="ce17"/>
          <table:table-cell table:style-name="ce19" office:value-type="string" calcext:value-type="string" table:number-columns-spanned="2" table:number-rows-spanned="1">
            <text:p><text:span text:style-name="T1">CN: </text:span><text:span text:style-name="T1"><text:a xlink:href="python://get_partner_bank(o)[3]" xlink:type="simple">chi_nhanh</text:a></text:span></text:p>
          </table:table-cell>
          <table:covered-table-cell table:style-name="ce20"/>
          <table:table-cell table:style-name="ce22"/>
          <table:table-cell table:number-columns-repeated="2"/>
          <table:table-cell table:style-name="Default"/>
          <table:table-cell table:number-columns-repeated="1015"/>
        </table:table-row>
        <table:table-row table:style-name="ro2">
          <table:table-cell table:style-name="ce1"/>
          <table:table-cell table:style-name="ce9" office:value-type="string" calcext:value-type="string" table:number-columns-spanned="3" table:number-rows-spanned="1">
            <text:p><text:span text:style-name="T1"><text:a xlink:href="python://o.communication" xlink:type="simple">communication</text:a></text:span> </text:p>
          </table:table-cell>
          <table:covered-table-cell table:number-columns-repeated="2" table:style-name="ce9"/>
          <table:table-cell table:style-name="ce21" table:number-columns-spanned="3" table:number-rows-spanned="1"/>
          <table:covered-table-cell table:number-columns-repeated="2" table:style-name="ce21"/>
          <table:table-cell table:style-name="ce1" table:number-columns-repeated="2"/>
          <table:table-cell table:number-columns-repeated="1015"/>
        </table:table-row>
        <table:table-row table:style-name="ro2">
          <table:table-cell table:style-name="ce1" table:number-columns-repeated="9"/>
          <table:table-cell table:number-columns-repeated="1015"/>
        </table:table-row>
        <table:table-row table:style-name="ro2">
          <table:table-cell table:style-name="ce1"/>
          <table:table-cell/>
          <table:table-cell table:style-name="ce10" table:number-columns-repeated="5"/>
          <table:table-cell table:style-name="ce1" table:number-columns-repeated="2"/>
          <table:table-cell table:number-columns-repeated="1015"/>
        </table:table-row>
        <table:table-row table:style-name="ro2">
          <table:table-cell table:style-name="ce1"/>
          <table:table-cell table:style-name="ce10" table:number-columns-repeated="4"/>
          <table:table-cell table:style-name="ce23"/>
          <table:table-cell table:style-name="ce10"/>
          <table:table-cell/>
          <table:table-cell table:style-name="ce27"/>
          <table:table-cell table:number-columns-repeated="1015"/>
        </table:table-row>
        <table:table-row table:style-name="ro2">
          <table:table-cell table:style-name="ce1"/>
          <table:table-cell table:style-name="ce11" table:number-columns-repeated="6"/>
          <table:table-cell table:style-name="ce27" table:number-columns-repeated="2"/>
          <table:table-cell table:number-columns-repeated="1015"/>
        </table:table-row>
        <table:table-row table:style-name="ro2">
          <table:table-cell table:style-name="ce1" table:number-columns-repeated="7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1"/>
          <table:table-cell/>
          <table:table-cell table:style-name="ce18" table:number-columns-repeated="2"/>
          <table:table-cell/>
          <table:table-cell table:style-name="ce12" table:number-columns-repeated="4"/>
          <table:table-cell table:number-columns-repeated="1015"/>
        </table:table-row>
        <table:table-row table:style-name="ro6">
          <table:table-cell table:style-name="ce1"/>
          <table:table-cell table:style-name="ce12" table:number-columns-repeated="3"/>
          <table:table-cell table:style-name="ce1"/>
          <table:table-cell table:style-name="ce12" table:number-columns-repeated="4"/>
          <table:table-cell table:number-columns-repeated="1015"/>
        </table:table-row>
        <table:table-row table:style-name="ro5"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7"/>
          <table:table-cell table:number-columns-repeated="1015"/>
        </table:table-row>
        <table:table-row table:style-name="ro5">
          <table:table-cell table:style-name="ce1" table:number-columns-repeated="9"/>
          <table:table-cell table:number-columns-repeated="1015"/>
        </table:table-row>
        <table:table-row table:style-name="ro5">
          <table:table-cell table:style-name="ce1" table:number-columns-repeated="4"/>
          <table:table-cell table:style-name="ce2"/>
          <table:table-cell table:style-name="ce1" table:number-columns-repeated="4"/>
          <table:table-cell table:number-columns-repeated="1015"/>
        </table:table-row>
        <table:table-row table:style-name="ro5" table:number-rows-repeated="40">
          <table:table-cell table:style-name="ce2" table:number-columns-repeated="9"/>
          <table:table-cell table:number-columns-repeated="1015"/>
        </table:table-row>
        <table:table-row table:style-name="ro5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5" table:number-rows-repeated="1048510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4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₫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₫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₫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8P2" style:volatile="true"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integer-digits="3" number:min-exponent-digits="1"/>
    </number:number-style>
    <number:number-style style:name="N156P0" style:volatile="true">
      <number:number number:decimal-places="0" number:min-integer-digits="1" number:grouping="true"/>
      <number:text> ₫</number:text>
    </number:number-style>
    <number:number-style style:name="N156">
      <number:text>-</number:text>
      <number:number number:decimal-places="0" number:min-integer-digits="1" number:grouping="true"/>
      <number:text> ₫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₫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₫</number:text>
    </number:number-style>
    <number:number-style style:name="N159">
      <number:text>-</number:text>
      <number:number number:decimal-places="2" number:min-integer-digits="1" number:grouping="true"/>
      <number:text> ₫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₫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60P0"/>
    </number:number-style>
    <number:number-style style:name="N164P0" style:volatile="true">
      <loext:fill-character> </loext:fill-character>
      <number:number number:decimal-places="0" number:min-integer-digits="1" number:grouping="true"/>
      <number:text> ₫ </number:text>
    </number:number-style>
    <number:number-style style:name="N164P1" style:volatile="true">
      <number:text>-</number:text>
      <loext:fill-character> </loext:fill-character>
      <number:number number:decimal-places="0" number:min-integer-digits="1" number:grouping="true"/>
      <number:text> ₫ </number:text>
    </number:number-style>
    <number:number-style style:name="N164P2" style:volatile="true">
      <loext:fill-character> </loext:fill-character>
      <number:text>- ₫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68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68P2" style:volatile="true">
      <loext:fill-character> </loext:fill-character>
      <number:text>-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9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hours number:style="long"/>
      <number:text> </number:text>
      <number:minutes number:style="long"/>
    </number:time-style>
    <number:date-style style:name="N171">
      <number:day number:style="long"/>
      <number:text> </number:text>
      <number:month number:style="long"/>
      <number:text> </number:text>
      <number:year number:style="long"/>
    </number:date-style>
    <number:number-style style:name="N174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74P1" style:volatile="true"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17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date-style style:name="N184P0" style:volatile="true">
      <number:month/>
      <number:text>/</number:text>
      <number:day/>
    </number:date-style>
    <number:text-style style:name="N184">
      <number:text-content/>
      <style:map style:condition="value()&gt;=0" style:apply-style-name="N184P0"/>
    </number:text-style>
    <number:number-style style:name="N187P0" style:volatile="true">
      <loext:fill-character> </loext:fill-character>
      <number:number number:decimal-places="1" number:min-integer-digits="1" number:grouping="true"/>
      <number:text>   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  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1P0" style:volatile="true">
      <loext:fill-character> </loext:fill-character>
      <number:number number:decimal-places="3" number:min-integer-digits="1" number:grouping="true"/>
      <number:text>    </number:text>
    </number:number-style>
    <number:number-style style:name="N191P1" style:volatile="true">
      <number:text>-</number:text>
      <loext:fill-character> </loext:fill-character>
      <number:number number:decimal-places="3" number:min-integer-digits="1" number:grouping="true"/>
      <number:text>    </number:text>
    </number:number-style>
    <number:number-style style:name="N19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4P0" style:volatile="true">
      <loext:fill-character> </loext:fill-character>
      <number:number number:decimal-places="4" number:min-integer-digits="1" number:grouping="true"/>
      <number:text>    </number:text>
    </number:number-style>
    <number:number-style style:name="N194P1" style:volatile="true">
      <number:text>-</number:text>
      <loext:fill-character> </loext:fill-character>
      <number:number number:decimal-places="4" number:min-integer-digits="1" number:grouping="true"/>
      <number:text>   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7P0" style:volatile="true">
      <loext:fill-character> </loext:fill-character>
      <number:number number:decimal-places="5" number:min-integer-digits="1" number:grouping="true"/>
      <number:text>    </number:text>
    </number:number-style>
    <number:number-style style:name="N197P1" style:volatile="true">
      <number:text>-</number:text>
      <loext:fill-character> </loext:fill-character>
      <number:number number:decimal-places="5" number:min-integer-digits="1" number:grouping="true"/>
      <number:text>    </number:text>
    </number:number-style>
    <number:number-style style:name="N197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9P0" style:volatile="true">
      <number:number number:decimal-places="0" number:min-integer-digits="1" number:grouping="true"/>
      <number:text> </number:text>
    </number:number-style>
    <number:number-style style:name="N199">
      <number:text>-</number:text>
      <number:number number:decimal-places="0" number:min-integer-digits="1" number:grouping="true"/>
      <number:text> </number:text>
      <style:map style:condition="value()&gt;=0" style:apply-style-name="N199P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39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39" number:language="en" number:country="US">
      <number:text-content/>
      <style:map style:condition="value()&gt;=0" style:apply-style-name="N10139P0"/>
    </number:text-style>
    <number:date-style style:name="N10140" number:language="en" number:country="US">
      <number:day/>
      <number:text>/</number:text>
      <number:month/>
      <number:text>/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4">
      <style:table-cell-properties fo:padding="0.028in"/>
    </style:style>
    <style:style style:name="Excel_5f_CondFormat_5f_3_5f_1_5f_1" style:display-name="Excel_CondFormat_3_1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style:first-page-number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 style:data-style-name="N2" text:time-value="14:14:37.8514482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 King</meta:initial-creator>
    <meta:creation-date>2016-05-24T10:15:42.799626766</meta:creation-date>
    <dc:date>2016-10-20T14:14:57.725521961</dc:date>
    <meta:editing-duration>PT2H12M7S</meta:editing-duration>
    <meta:editing-cycles>115</meta:editing-cycles>
    <meta:generator>LibreOffice/4.2.8.2$Linux_X86_64 LibreOffice_project/420m0$Build-2</meta:generator>
    <meta:document-statistic meta:table-count="1" meta:cell-count="15" meta:object-count="1"/>
  </office:meta>
</office:document-meta>
</file>